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3c1f" officeooo:paragraph-rsid="00023c1f"/>
    </style:style>
    <style:style style:name="P2" style:family="paragraph" style:parent-style-name="Standard">
      <style:text-properties officeooo:rsid="000287bc" officeooo:paragraph-rsid="000287bc"/>
    </style:style>
    <style:style style:name="P3" style:family="paragraph" style:parent-style-name="Standard">
      <style:text-properties officeooo:rsid="0002d75b" officeooo:paragraph-rsid="0002d75b"/>
    </style:style>
    <style:style style:name="P4" style:family="paragraph" style:parent-style-name="Standard">
      <style:text-properties officeooo:rsid="000708c4" officeooo:paragraph-rsid="000708c4"/>
    </style:style>
    <style:style style:name="P5" style:family="paragraph" style:parent-style-name="Standard">
      <style:text-properties officeooo:rsid="0008d0af" officeooo:paragraph-rsid="0008d0af"/>
    </style:style>
    <style:style style:name="P6" style:family="paragraph" style:parent-style-name="Standard">
      <style:text-properties officeooo:paragraph-rsid="000a80af"/>
    </style:style>
    <style:style style:name="P7" style:family="paragraph" style:parent-style-name="Standard">
      <style:text-properties officeooo:paragraph-rsid="000e6cf0"/>
    </style:style>
    <style:style style:name="P8" style:family="paragraph" style:parent-style-name="Standard">
      <style:text-properties officeooo:rsid="001066a2" officeooo:paragraph-rsid="001066a2"/>
    </style:style>
    <style:style style:name="P9" style:family="paragraph" style:parent-style-name="Standard">
      <style:text-properties officeooo:rsid="001147ba" officeooo:paragraph-rsid="001147ba"/>
    </style:style>
    <style:style style:name="P10" style:family="paragraph" style:parent-style-name="Standard">
      <style:text-properties officeooo:rsid="0015a979" officeooo:paragraph-rsid="0015a979"/>
    </style:style>
    <style:style style:name="P11" style:family="paragraph" style:parent-style-name="Standard">
      <style:text-properties officeooo:rsid="0016b648" officeooo:paragraph-rsid="0016b648"/>
    </style:style>
    <style:style style:name="P12" style:family="paragraph" style:parent-style-name="Standard">
      <style:paragraph-properties fo:margin-left="1.245cm" fo:margin-right="0cm" fo:text-indent="0cm" style:auto-text-indent="false"/>
      <style:text-properties officeooo:paragraph-rsid="0015a979"/>
    </style:style>
    <style:style style:name="P13" style:family="paragraph" style:parent-style-name="Standard">
      <style:paragraph-properties fo:margin-left="1.245cm" fo:margin-right="0cm" fo:text-indent="0cm" style:auto-text-indent="false"/>
      <style:text-properties officeooo:rsid="0015a979" officeooo:paragraph-rsid="0015a979"/>
    </style:style>
    <style:style style:name="P14" style:family="paragraph" style:parent-style-name="Standard">
      <style:paragraph-properties fo:margin-left="1.245cm" fo:margin-right="0cm" fo:text-indent="0cm" style:auto-text-indent="false"/>
      <style:text-properties officeooo:paragraph-rsid="0019f38b"/>
    </style:style>
    <style:style style:name="P15" style:family="paragraph" style:parent-style-name="Standard">
      <style:paragraph-properties fo:margin-left="1.245cm" fo:margin-right="0cm" fo:text-indent="0cm" style:auto-text-indent="false"/>
      <style:text-properties officeooo:rsid="001d0c3d" officeooo:paragraph-rsid="001d0c3d"/>
    </style:style>
    <style:style style:name="P16" style:family="paragraph" style:parent-style-name="Standard">
      <style:paragraph-properties fo:margin-left="1.245cm" fo:margin-right="0cm" fo:text-indent="0cm" style:auto-text-indent="false"/>
      <style:text-properties officeooo:rsid="001832d1" officeooo:paragraph-rsid="0019f38b"/>
    </style:style>
    <style:style style:name="P17" style:family="paragraph" style:parent-style-name="Standard">
      <style:paragraph-properties fo:margin-left="1.245cm" fo:margin-right="0cm" fo:text-indent="0cm" style:auto-text-indent="false"/>
      <style:text-properties officeooo:rsid="001e8f5c" officeooo:paragraph-rsid="001e8f5c"/>
    </style:style>
    <style:style style:name="P18" style:family="paragraph" style:parent-style-name="Standard">
      <style:text-properties officeooo:rsid="000287bc" officeooo:paragraph-rsid="00217a7f"/>
    </style:style>
    <style:style style:name="P19" style:family="paragraph" style:parent-style-name="Standard">
      <style:text-properties fo:font-weight="bold" officeooo:rsid="0015a979" officeooo:paragraph-rsid="0015a979" style:font-weight-asian="bold" style:font-weight-complex="bold"/>
    </style:style>
    <style:style style:name="P20" style:family="paragraph" style:parent-style-name="Standard">
      <style:text-properties officeooo:rsid="001066a2" officeooo:paragraph-rsid="001066a2"/>
    </style:style>
    <style:style style:name="P21" style:family="paragraph" style:parent-style-name="Standard">
      <style:text-properties officeooo:rsid="00023c1f" officeooo:paragraph-rsid="00023c1f"/>
    </style:style>
    <style:style style:name="P22" style:family="paragraph" style:parent-style-name="Standard">
      <style:text-properties officeooo:rsid="0015a979" officeooo:paragraph-rsid="0015a979"/>
    </style:style>
    <style:style style:name="P23" style:family="paragraph" style:parent-style-name="Standard">
      <style:text-properties officeooo:rsid="00268447" officeooo:paragraph-rsid="00268447"/>
    </style:style>
    <style:style style:name="P24" style:family="paragraph" style:parent-style-name="Standard">
      <style:text-properties officeooo:paragraph-rsid="00268447"/>
    </style:style>
    <style:style style:name="P25" style:family="paragraph" style:parent-style-name="Standard">
      <style:text-properties officeooo:paragraph-rsid="001322bb"/>
    </style:style>
    <style:style style:name="P26" style:family="paragraph" style:parent-style-name="Standard">
      <style:text-properties officeooo:rsid="002ae7cd" officeooo:paragraph-rsid="002ae7cd"/>
    </style:style>
    <style:style style:name="P27" style:family="paragraph" style:parent-style-name="Standard">
      <style:paragraph-properties fo:margin-left="1.245cm" fo:margin-right="0cm" fo:text-indent="0cm" style:auto-text-indent="false"/>
      <style:text-properties officeooo:rsid="000287bc" officeooo:paragraph-rsid="00217a7f"/>
    </style:style>
    <style:style style:name="P28" style:family="paragraph" style:parent-style-name="Standard">
      <style:paragraph-properties fo:margin-left="1.245cm" fo:margin-right="0cm" fo:text-indent="0cm" style:auto-text-indent="false"/>
      <style:text-properties officeooo:paragraph-rsid="00217a7f"/>
    </style:style>
    <style:style style:name="P29" style:family="paragraph" style:parent-style-name="Standard">
      <style:paragraph-properties fo:margin-left="1.245cm" fo:margin-right="0cm" fo:text-indent="0cm" style:auto-text-indent="false"/>
      <style:text-properties officeooo:rsid="001e8f5c" officeooo:paragraph-rsid="001e8f5c"/>
    </style:style>
    <style:style style:name="P30" style:family="paragraph" style:parent-style-name="Standard">
      <style:paragraph-properties fo:margin-left="4.981cm" fo:margin-right="0cm" fo:text-indent="0cm" style:auto-text-indent="false"/>
      <style:text-properties officeooo:paragraph-rsid="001e8f5c"/>
    </style:style>
    <style:style style:name="T1" style:family="text">
      <style:text-properties officeooo:rsid="000302d0"/>
    </style:style>
    <style:style style:name="T2" style:family="text">
      <style:text-properties officeooo:rsid="0006b6c1"/>
    </style:style>
    <style:style style:name="T3" style:family="text">
      <style:text-properties officeooo:rsid="000a80af"/>
    </style:style>
    <style:style style:name="T4" style:family="text">
      <style:text-properties officeooo:rsid="000acb60"/>
    </style:style>
    <style:style style:name="T5" style:family="text">
      <style:text-properties officeooo:rsid="000c55b0"/>
    </style:style>
    <style:style style:name="T6" style:family="text">
      <style:text-properties officeooo:rsid="000e3c8d"/>
    </style:style>
    <style:style style:name="T7" style:family="text">
      <style:text-properties officeooo:rsid="000e6cf0"/>
    </style:style>
    <style:style style:name="T8" style:family="text">
      <style:text-properties officeooo:rsid="001322bb"/>
    </style:style>
    <style:style style:name="T9" style:family="text">
      <style:text-properties fo:font-weight="bold"/>
    </style:style>
    <style:style style:name="T10" style:family="text">
      <style:text-properties fo:font-weight="bold" officeooo:rsid="000302d0" style:font-weight-asian="bold" style:font-weight-complex="bold"/>
    </style:style>
    <style:style style:name="T11" style:family="text">
      <style:text-properties fo:font-weight="bold" officeooo:rsid="001bbb9a" style:font-weight-asian="bold" style:font-weight-complex="bold"/>
    </style:style>
    <style:style style:name="T12" style:family="text">
      <style:text-properties officeooo:rsid="00149756"/>
    </style:style>
    <style:style style:name="T13" style:family="text">
      <style:text-properties officeooo:rsid="0014f38b"/>
    </style:style>
    <style:style style:name="T14" style:family="text">
      <style:text-properties officeooo:rsid="0015a979"/>
    </style:style>
    <style:style style:name="T15" style:family="text">
      <style:text-properties officeooo:rsid="001832d1"/>
    </style:style>
    <style:style style:name="T16" style:family="text">
      <style:text-properties fo:language="la" fo:country="VA" fo:font-style="italic"/>
    </style:style>
    <style:style style:name="T17" style:family="text">
      <style:text-properties officeooo:rsid="001b7f6a"/>
    </style:style>
    <style:style style:name="T18" style:family="text">
      <style:text-properties officeooo:rsid="001bbb9a"/>
    </style:style>
    <style:style style:name="T19" style:family="text">
      <style:text-properties officeooo:rsid="001e8f5c"/>
    </style:style>
    <style:style style:name="T20" style:family="text">
      <style:text-properties fo:font-style="italic" style:font-style-asian="italic" style:font-style-complex="italic"/>
    </style:style>
    <style:style style:name="T21" style:family="text">
      <style:text-properties fo:font-style="italic" officeooo:rsid="00217a7f" style:font-style-asian="italic" style:font-style-complex="italic"/>
    </style:style>
    <style:style style:name="T22" style:family="text">
      <style:text-properties officeooo:rsid="0021ca93"/>
    </style:style>
    <style:style style:name="T23" style:family="text">
      <style:text-properties officeooo:rsid="00266820"/>
    </style:style>
    <style:style style:name="T24" style:family="text">
      <style:text-properties officeooo:rsid="00268447"/>
    </style:style>
    <style:style style:name="T25" style:family="text">
      <style:text-properties officeooo:rsid="0028e5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P1">capétiens en gaule</text:p>
      <text:p text:style-name="P1">.../</text:p>
      <text:p text:style-name="P1"/>
      <text:p text:style-name="P3">plan :</text:p>
      <text:p text:style-name="P3"><text:tab/>échelle</text:p>
      <text:p text:style-name="P3"><text:tab/>légende</text:p>
      <text:p text:style-name="P3"><text:tab/>orientation <text:span text:style-name="T5">(église orientée = chevet vers l'Est/l'Orient)</text:span></text:p>
      <text:p text:style-name="P3"><text:tab/><text:span text:style-name="T4">élevation sur escaliers</text:span></text:p>
      <text:p text:style-name="P3"/>
      <text:p text:style-name="P10">type de plan</text:p>
      <text:p text:style-name="P19"><text:tab/>longitunaux</text:p>
      <text:p text:style-name="P10"><text:tab/><text:tab/><text:span text:style-name="T20">en T</text:span></text:p>
      <text:p text:style-name="P10"><text:tab/><text:tab/><text:span text:style-name="T20">en croix latine </text:span>(transept depasse visiblement du vaisseau centrale)</text:p>
      <text:p text:style-name="P19"><text:tab/>centrés</text:p>
      <text:p text:style-name="P10"><text:tab/><text:tab/>circulaire</text:p>
      <text:p text:style-name="P10"><text:tab/><text:tab/>carré</text:p>
      <text:p text:style-name="P10"><text:tab/><text:tab/>octogonale</text:p>
      <text:p text:style-name="P10"><text:tab/><text:tab/>en croix grecque </text:p>
      <text:p text:style-name="P10"/>
      <text:p text:style-name="P10"><text:tab/><text:span text:style-name="T15">vaisseau principal</text:span></text:p>
      <text:p text:style-name="P10"><text:tab/><text:span text:style-name="T15">collatraux/bas-côté</text:span></text:p>
      <text:p text:style-name="P10"><text:tab/><text:span text:style-name="T25">élévation/étage praticable = tribune<text:tab/></text:span></text:p>
      <text:p text:style-name="P10"/>
      <text:p text:style-name="P23">corps longitundinal avant chevet/choeur : nef</text:p>
      <text:p text:style-name="P24"><text:span text:style-name="T24"><text:tab/></text:span>Le <text:span text:style-name="T9">narthex</text:span> (du grec narthêx, « férule » puis cassette faite avec les tiges de férule, puis, par <text:tab/>analogie, portique), appelé parfois <text:span text:style-name="T9">avant-nef</text:span>, <text:span text:style-name="T9">vestibule</text:span><text:bookmark text:name="cite_ref-1"/><text:a xlink:type="simple" xlink:href="https://wikimonde.com/article/Narthex#cite_note-1" text:style-name="Internet_20_link" text:visited-style-name="Visited_20_Internet_20_Link">1</text:a> ou <text:span text:style-name="T9">antéglise</text:span>, est un <text:a xlink:type="simple" xlink:href="https://wikimonde.com/article/Portique" text:style-name="Internet_20_link" text:visited-style-name="Visited_20_Internet_20_Link">portique</text:a> <text:tab/>interne ménagé à l'entrée de certaines <text:a xlink:type="simple" xlink:href="https://wikimonde.com/article/Église_%28édifice%29" text:style-name="Internet_20_link" text:visited-style-name="Visited_20_Internet_20_Link">églises</text:a> <text:a xlink:type="simple" xlink:href="https://wikimonde.com/article/Architecture_paléochrétienne" text:style-name="Internet_20_link" text:visited-style-name="Visited_20_Internet_20_Link">paléochrétiennes</text:a> ou médiévales. Lieu qui fait <text:tab/>transition entre l'extérieur et l'intérieur </text:p>
      <text:p text:style-name="P10"/>
      <text:p text:style-name="P12"><text:span text:style-name="T14">travée : </text:span>Une <text:span text:style-name="T9">travée</text:span> (du latin <text:span text:style-name="T16">trabs</text:span>, « poutre »), dans le domaine de l'<text:a xlink:type="simple" xlink:href="https://wikimonde.com/article/Architecture" text:style-name="Internet_20_link" text:visited-style-name="Visited_20_Internet_20_Link">architecture</text:a>, est une <text:tab/>ouverture, un espace construit ou un élément de construction délimité par deux <text:tab/>supports verticaux constituant les points d'appuis principaux ou les pièces maîtresses <text:tab/>d'une construction (piliers, colonnes, arcs, fermes, poutres, etc.) </text:p>
      <text:p text:style-name="P12"/>
      <text:p text:style-name="P16">transept :</text:p>
      <text:p text:style-name="P16"><text:tab/>trans + saeptum (clôture) </text:p>
      <text:p text:style-name="P28"><text:tab/>Le <text:span text:style-name="T9">transept</text:span> <text:a xlink:type="simple" xlink:href="https://wikimonde.com/article/Prononciation_du_français" text:style-name="Internet_20_link" text:visited-style-name="Visited_20_Internet_20_Link">\tʁɑ̃.sɛpt\</text:a> est une <text:a xlink:type="simple" xlink:href="https://wikimonde.com/article/Nef" text:style-name="Internet_20_link" text:visited-style-name="Visited_20_Internet_20_Link">nef</text:a> transversale qui coupe à angle droit la <text:a xlink:type="simple" xlink:href="https://wikimonde.com/article/Nef" text:style-name="Internet_20_link" text:visited-style-name="Visited_20_Internet_20_Link">nef</text:a> <text:tab/> <text:s/><text:tab/>principale d’une <text:a xlink:type="simple" xlink:href="https://wikimonde.com/article/Église_%28édifice%29" text:style-name="Internet_20_link" text:visited-style-name="Visited_20_Internet_20_Link">église</text:a> et qui lui donne ainsi la forme symbolique d’une <text:a xlink:type="simple" xlink:href="https://wikimonde.com/article/Croix_%28symbole%29" text:style-name="Internet_20_link" text:visited-style-name="Visited_20_Internet_20_Link">croix</text:a> <text:a xlink:type="simple" xlink:href="https://wikimonde.com/article/Croix_latine" text:style-name="Internet_20_link" text:visited-style-name="Visited_20_Internet_20_Link">latine</text:a> <text:tab/><text:span text:style-name="T17">dans le cas d'un transept débordant</text:span>. <text:tab/></text:p>
      <text:p text:style-name="P28"><text:span text:style-name="T11"><text:tab/></text:span></text:p>
      <text:p text:style-name="P28"><text:span text:style-name="T11"><text:tab/>Croisée du transept </text:span><text:span text:style-name="T18">(au milieu transept/souvent <text:tab/>entouré de supports plus larges, <text:tab/>importants pour élévation la plus importante de l'église)</text:span></text:p>
      <text:p text:style-name="P14"/>
      <text:p text:style-name="P15">au delà du transept :</text:p>
      <text:p text:style-name="P15"><text:tab/>chevet (si on en parle de l'exterieur)</text:p>
      <text:p text:style-name="P15"><text:tab/>sanctuaire (si on en parle de l'intérier)</text:p>
      <text:p text:style-name="P17"><text:tab/><text:tab/>en abside ou non</text:p>
      <text:p text:style-name="P30">termine le chœur d'une église, soit par un hémicycle, soit par des pans coupés, soit par un mur plat. Bien que le mot abside ne doive rigoureusement s'appliquer qu'à la tribune ou cul-de-four qui clôt la basilique antique, on l'emploie aujourd'hui pour désigner le chevet, <text:soft-page-break/>l'extrémité du chœur, et même les chapelles circulaires ou polygonales des transepts ou du rond-poin </text:p>
      <text:p text:style-name="P17"><text:tab/><text:tab/><text:span text:style-name="T22">demi-voûte : cul de four</text:span></text:p>
      <text:p text:style-name="P15"><text:tab/><text:tab/><text:span text:style-name="T19">déambulatoire</text:span></text:p>
      <text:p text:style-name="P15"><text:tab/><text:tab/><text:span text:style-name="T19">chapelles rayonantes autour déambulatoire </text:span></text:p>
      <text:p text:style-name="P13"><text:tab/><text:span text:style-name="T23">choeur</text:span></text:p>
      <text:p text:style-name="P11"><text:a xlink:type="simple" xlink:href="https://wikimonde.com/article/Plan_type_d%27église" text:style-name="Internet_20_link" text:visited-style-name="Visited_20_Internet_20_Link">https://wikimonde.com/article/Plan_type_d%27%C3%A9glise</text:a></text:p>
      <text:p text:style-name="P11"/>
      <text:p text:style-name="P3"/>
      <text:p text:style-name="P18">sur plan terme neutre = </text:p>
      <text:p text:style-name="P27">support (cylindrique : colonnes / <text:span text:style-name="T1">semi-circulaire, contre le mur : semi-</text:span><text:span text:style-name="T10">colonnes adossées</text:span><text:span text:style-name="T1"> au mur / si à moitier dans le pilier = </text:span><text:span text:style-name="T10">colonne engagé</text:span><text:span text:style-name="T1"> ) </text:span>le reste : piliers <text:span text:style-name="T2">(contre mur : demi-pilier (</text:span><text:span text:style-name="T21">cruciforme/polygonal...)</text:span><text:span text:style-name="T2">)</text:span>)</text:p>
      <text:p text:style-name="P2"><text:tab/></text:p>
      <text:p text:style-name="P4">projection arcs entre piliers/murs = pointillés</text:p>
      <text:p text:style-name="P5">pointillés en croix = vo<text:span text:style-name="T7">û</text:span>tes</text:p>
      <text:p text:style-name="P5"/>
      <text:p text:style-name="P6"><text:span text:style-name="T3">voûte d'arêtes = </text:span>obtenu<text:span text:style-name="T6">e</text:span> par l'intersection de deux <text:a xlink:type="simple" xlink:href="https://wikimonde.com/article/Voûte_en_berceau" text:style-name="Internet_20_link" text:visited-style-name="Visited_20_Internet_20_Link">berceaux</text:a> qui se croisent à <text:a xlink:type="simple" xlink:href="https://wikimonde.com/article/Angle_droit" text:style-name="Internet_20_link" text:visited-style-name="Visited_20_Internet_20_Link">angle droit</text:a> en conservant les parties extérieures aux arêtes d'intersection </text:p>
      <text:p text:style-name="P6"/>
      <text:p text:style-name="P7"><text:span text:style-name="T7">voûte en berceau = </text:span><text:a xlink:type="simple" xlink:href="https://wikimonde.com/article/Voûte" text:style-name="Internet_20_link" text:visited-style-name="Visited_20_Internet_20_Link">voûte</text:a> qui présente la face de son arc (ou <text:a xlink:type="simple" xlink:href="https://wikimonde.com/article/Intrados_%28architecture%29" text:style-name="Internet_20_link" text:visited-style-name="Visited_20_Internet_20_Link">intrados</text:a>) faite d'une courbure constante ; elle est également définie comme une voûte dont la surface est un cylindre continu </text:p>
      <text:p text:style-name="P7"/>
      <text:p text:style-name="P8">maîre autel (autel le plus important) : auu centre pour plan centré / opposé entrée, chevet pour longitudinale (vers Jérusalem/levé soleil)</text:p>
      <text:p text:style-name="P8"/>
      <text:p text:style-name="P8">Emplacement creux, enfoncement pratiqué dans l'épaisseur d'un mur pour y loger une statue, un objet décoratif ou un objet quelconque. </text:p>
      <text:p text:style-name="P8"/>
      <text:p text:style-name="P9">coupe (dans sens axe église = longitudinale / <text:span text:style-name="T13">perpendiculaire = tranversale)</text:span>)</text:p>
      <text:p text:style-name="P9"><text:tab/>élévation, du sol jusqu'au toit</text:p>
      <text:p text:style-name="P9"/>
      <text:p text:style-name="P25"><text:span text:style-name="T8">crypte : </text:span>Une <text:span text:style-name="T9">crypte</text:span> est un des éléments constitutifs des <text:a xlink:type="simple" xlink:href="https://wikimonde.com/article/Église_%28édifice%29" text:style-name="Internet_20_link" text:visited-style-name="Visited_20_Internet_20_Link">églises</text:a> <text:a xlink:type="simple" xlink:href="https://wikimonde.com/article/Christianisme" text:style-name="Internet_20_link" text:visited-style-name="Visited_20_Internet_20_Link">chrétiennes</text:a> depuis le style <text:a xlink:type="simple" xlink:href="https://wikimonde.com/article/Architecture_carolingienne" text:style-name="Internet_20_link" text:visited-style-name="Visited_20_Internet_20_Link">carolingien</text:a>. Construit, enterré ou non, sous l'église supérieure, il s'agit d'un caveau de l'église inférieure (ou église basse) servant généralement de sépulcre. <text:span text:style-name="T12">(on peutt aussi y trouvé un autel et des reliquaires)</text:span></text:p>
      <text:p text:style-name="P25"/>
      <text:p text:style-name="P25"/>
      <text:p text:style-name="P26">élévation en moellon ou moyen appareil (bloc de pierre découp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meta:editing-duration>
    <meta:editing-cycles>38</meta:editing-cycles>
    <meta:generator>LibreOffice/5.3.6.1$Windows_x86 LibreOffice_project/686f202eff87ef707079aeb7f485847613344eb7</meta:generator>
    <dc:date>2017-10-19T11:53:19.226000000</dc:date>
    <meta:document-statistic meta:table-count="0" meta:image-count="0" meta:object-count="0" meta:page-count="2" meta:paragraph-count="51" meta:word-count="523" meta:character-count="3508" meta:non-whitespace-character-count="2969"/>
    <meta:user-defined meta:name="Info 1"/>
    <meta:user-defined meta:name="Info 2"/>
    <meta:user-defined meta:name="Info 3"/>
    <meta:user-defined meta:name="Info 4"/>
  </office:meta>
</office:document-meta>
</file>